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cdd62" officeooo:paragraph-rsid="00058636" style:font-size-asian="10.5pt" style:font-size-complex="12pt"/>
    </style:style>
    <style:style style:name="P2" style:family="paragraph" style:parent-style-name="Standard">
      <style:text-properties fo:font-size="12pt" officeooo:rsid="001ba0da" officeooo:paragraph-rsid="00058636" style:font-size-asian="10.5pt" style:font-size-complex="12pt"/>
    </style:style>
    <style:style style:name="P3" style:family="paragraph" style:parent-style-name="Standard">
      <style:text-properties fo:font-size="12pt" officeooo:rsid="001ba0da" officeooo:paragraph-rsid="00072889" style:font-size-asian="10.5pt" style:font-size-complex="12pt"/>
    </style:style>
    <style:style style:name="P4" style:family="paragraph" style:parent-style-name="Standard">
      <style:text-properties fo:font-size="12pt" officeooo:rsid="00058636" officeooo:paragraph-rsid="00058636" style:font-size-asian="10.5pt" style:font-size-complex="12pt"/>
    </style:style>
    <style:style style:name="P5" style:family="paragraph" style:parent-style-name="Standard">
      <style:text-properties fo:font-size="12pt" officeooo:rsid="00072889" officeooo:paragraph-rsid="00072889" style:font-size-asian="10.5pt" style:font-size-complex="12pt"/>
    </style:style>
    <style:style style:name="P6" style:family="paragraph" style:parent-style-name="Standard">
      <style:text-properties fo:font-size="12pt" officeooo:rsid="00082736" officeooo:paragraph-rsid="00082736" style:font-size-asian="10.5pt" style:font-size-complex="12pt"/>
    </style:style>
    <style:style style:name="P7" style:family="paragraph" style:parent-style-name="Standard">
      <style:text-properties fo:font-size="12pt" officeooo:rsid="000d89f4" officeooo:paragraph-rsid="000d89f4" style:font-size-asian="10.5pt" style:font-size-complex="12pt"/>
    </style:style>
    <style:style style:name="P8" style:family="paragraph" style:parent-style-name="Standard">
      <style:text-properties fo:font-size="12pt" officeooo:rsid="000d89f4" officeooo:paragraph-rsid="000f4fed" style:font-size-asian="10.5pt" style:font-size-complex="12pt"/>
    </style:style>
    <style:style style:name="P9" style:family="paragraph" style:parent-style-name="Standard">
      <style:text-properties fo:font-size="28pt" officeooo:rsid="001ba0da" officeooo:paragraph-rsid="00058636" style:font-size-asian="28pt" style:font-size-complex="28pt"/>
    </style:style>
    <style:style style:name="P10" style:family="paragraph" style:parent-style-name="Standard">
      <style:text-properties fo:font-size="36pt" officeooo:rsid="001ba0da" officeooo:paragraph-rsid="00058636" style:font-size-asian="36pt" style:font-size-complex="36pt"/>
    </style:style>
    <style:style style:name="P1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1ba0da" officeooo:paragraph-rsid="00058636" style:font-size-asian="10.5pt" style:font-size-complex="12pt"/>
    </style:style>
    <style:style style:name="P1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1cdd62" officeooo:paragraph-rsid="00058636" style:font-size-asian="10.5pt" style:font-size-complex="12pt"/>
    </style:style>
    <style:style style:name="P1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058636" officeooo:paragraph-rsid="00058636" style:font-size-asian="10.5pt" style:font-size-complex="12pt"/>
    </style:style>
    <style:style style:name="P1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072889" officeooo:paragraph-rsid="00072889" style:font-size-asian="10.5pt" style:font-size-complex="12pt"/>
    </style:style>
    <style:style style:name="P1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082736" officeooo:paragraph-rsid="00082736" style:font-size-asian="10.5pt" style:font-size-complex="12pt"/>
    </style:style>
    <style:style style:name="P16" style:family="paragraph" style:parent-style-name="Standard">
      <style:text-properties fo:font-size="12pt" officeooo:rsid="00082736" officeooo:paragraph-rsid="00082736" style:font-size-asian="10.5pt" style:font-size-complex="12pt"/>
    </style:style>
    <style:style style:name="P17" style:family="paragraph" style:parent-style-name="Standard">
      <style:text-properties fo:font-size="14pt" officeooo:rsid="001cd7b9" officeooo:paragraph-rsid="001308b9" style:font-size-asian="12.25pt" style:font-size-complex="14pt"/>
    </style:style>
    <style:style style:name="P18" style:family="paragraph" style:parent-style-name="Standard">
      <style:text-properties fo:font-size="14pt" officeooo:rsid="001b2795" officeooo:paragraph-rsid="001308b9" style:font-size-asian="12.25pt" style:font-size-complex="14pt"/>
    </style:style>
    <style:style style:name="P19" style:family="paragraph" style:parent-style-name="Standard">
      <style:text-properties fo:font-size="14pt" officeooo:rsid="001308b9" officeooo:paragraph-rsid="001308b9" style:font-size-asian="12.25pt" style:font-size-complex="14pt"/>
    </style:style>
    <style:style style:name="P20" style:family="paragraph" style:parent-style-name="Standard">
      <style:text-properties fo:font-size="14pt" officeooo:rsid="00111c2c" officeooo:paragraph-rsid="001308b9" style:font-size-asian="12.25pt" style:font-size-complex="14pt"/>
    </style:style>
    <style:style style:name="P21" style:family="paragraph" style:parent-style-name="Standard">
      <style:text-properties fo:font-size="14pt" officeooo:rsid="000e9c6a" officeooo:paragraph-rsid="001308b9" style:font-size-asian="12.25pt" style:font-size-complex="14pt"/>
    </style:style>
    <style:style style:name="P22" style:family="paragraph" style:parent-style-name="Standard">
      <style:text-properties fo:font-size="14pt" officeooo:rsid="0010ca1b" officeooo:paragraph-rsid="001308b9" style:font-size-asian="12.25pt" style:font-size-complex="14pt"/>
    </style:style>
    <style:style style:name="P23" style:family="paragraph" style:parent-style-name="Standard">
      <style:text-properties fo:font-size="14pt" officeooo:rsid="00109b8d" officeooo:paragraph-rsid="001308b9" style:font-size-asian="12.25pt" style:font-size-complex="14pt"/>
    </style:style>
    <style:style style:name="P24" style:family="paragraph" style:parent-style-name="Standard">
      <style:text-properties fo:font-size="14pt" officeooo:rsid="0010e916" officeooo:paragraph-rsid="001308b9" style:font-size-asian="12.25pt" style:font-size-complex="14pt"/>
    </style:style>
    <style:style style:name="P25" style:family="paragraph" style:parent-style-name="Standard">
      <style:text-properties fo:font-size="36pt" officeooo:rsid="000e9c6a" officeooo:paragraph-rsid="001308b9" style:font-size-asian="31.5pt" style:font-size-complex="36pt"/>
    </style:style>
    <style:style style:name="P2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28pt" officeooo:rsid="001ba0da" officeooo:paragraph-rsid="001308b9" style:font-size-asian="28pt" style:font-size-complex="28pt"/>
    </style:style>
    <style:style style:name="P2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b2795" officeooo:paragraph-rsid="001308b9" style:font-size-asian="12.25pt" style:font-size-complex="14pt"/>
    </style:style>
    <style:style style:name="P2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cd7b9" officeooo:paragraph-rsid="001308b9" style:font-size-asian="12.25pt" style:font-size-complex="14pt"/>
    </style:style>
    <style:style style:name="P2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09b8d" officeooo:paragraph-rsid="001308b9" style:font-size-asian="12.25pt" style:font-size-complex="14pt"/>
    </style:style>
    <style:style style:name="P3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0e916" officeooo:paragraph-rsid="001308b9" style:font-size-asian="12.25pt" style:font-size-complex="14pt"/>
    </style:style>
    <style:style style:name="P3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36pt" officeooo:rsid="000e9c6a" officeooo:paragraph-rsid="001308b9" style:font-size-asian="31.5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58636" style:font-size-asian="36pt" style:font-size-complex="36pt"/>
    </style:style>
    <style:style style:name="T3" style:family="text">
      <style:text-properties fo:font-size="36pt" officeooo:rsid="00082736" style:font-size-asian="36pt" style:font-size-complex="36pt"/>
    </style:style>
    <style:style style:name="T4" style:family="text">
      <style:text-properties fo:font-size="36pt" officeooo:rsid="001308b9" style:font-size-asian="36pt" style:font-size-complex="36pt"/>
    </style:style>
    <style:style style:name="T5" style:family="text">
      <style:text-properties fo:font-size="36pt" officeooo:rsid="001b2795" style:font-size-asian="36pt" style:font-size-complex="36pt"/>
    </style:style>
    <style:style style:name="T6" style:family="text">
      <style:text-properties officeooo:rsid="00058636"/>
    </style:style>
    <style:style style:name="T7" style:family="text">
      <style:text-properties officeooo:rsid="00072889"/>
    </style:style>
    <style:style style:name="T8" style:family="text">
      <style:text-properties officeooo:rsid="000d89f4"/>
    </style:style>
    <style:style style:name="T9" style:family="text">
      <style:text-properties officeooo:rsid="000f4fed"/>
    </style:style>
    <style:style style:name="T10" style:family="text">
      <style:text-properties officeooo:rsid="001308b9"/>
    </style:style>
    <style:style style:name="T11" style:family="text">
      <style:text-properties officeooo:rsid="0010e916"/>
    </style:style>
    <style:style style:name="T12" style:family="text">
      <style:text-properties officeooo:rsid="00111c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<text:span text:style-name="T1">Practice Problems </text:span><text:span text:style-name="T3">DAY </text:span><text:span text:style-name="T2">6 </text:span><text:span text:style-name="T3">PR</text:span><text:span text:style-name="T4">OB 1</text:span></text:p>
      <text:p text:style-name="P10"/>
      <text:p text:style-name="P3">1) <text:span text:style-name="T7">Write a program that takes a command-line argument n and prints a table of the powers of 2 that are less than or equal to 2^n.</text:span></text:p>
      <text:p text:style-name="P2"/>
      <text:p text:style-name="P5"/>
      <text:p text:style-name="P5">#!/bin/bash</text:p>
      <text:p text:style-name="P5"/>
      <text:p text:style-name="P5"/>
      <text:p text:style-name="P5">echo "Enter the n value"</text:p>
      <text:p text:style-name="P5">read n</text:p>
      <text:p text:style-name="P5"/>
      <text:p text:style-name="P5">p=1</text:p>
      <text:p text:style-name="P5"/>
      <text:p text:style-name="P5">for((i=0; i&lt;$n; ++i))</text:p>
      <text:p text:style-name="P5">do</text:p>
      <text:p text:style-name="P5"><text:tab/>if(($i==0))</text:p>
      <text:p text:style-name="P5"><text:tab/>then</text:p>
      <text:p text:style-name="P5"><text:tab/><text:tab/>p=1</text:p>
      <text:p text:style-name="P5"><text:tab/>else</text:p>
      <text:p text:style-name="P5"><text:tab/><text:tab/>p=$(($p*2))</text:p>
      <text:p text:style-name="P5"><text:tab/>fi</text:p>
      <text:p text:style-name="P5"/>
      <text:p text:style-name="P5"><text:tab/>echo $p</text:p>
      <text:p text:style-name="P5"/>
      <text:p text:style-name="P5">done</text:p>
      <text:p text:style-name="P5"/>
      <text:p text:style-name="P14"/>
      <text:p text:style-name="P5"/>
      <text:p text:style-name="P8">2) <text:s/><text:span text:style-name="T9">Write a program that takes a command-line argument n and prints the nth harmonic number. Harmonic Number is of the form</text:span></text:p>
      <text:p text:style-name="P7"/>
      <text:p text:style-name="P7"/>
      <text:p text:style-name="P7"/>
      <text:p text:style-name="P7">#!/bin/bash</text:p>
      <text:p text:style-name="P7"/>
      <text:p text:style-name="P7">harmonic=1</text:p>
      <text:p text:style-name="P7"/>
      <text:p text:style-name="P7">read -p "Enter the Nth number" n</text:p>
      <text:p text:style-name="P7"/>
      <text:p text:style-name="P7">#harmonic=$(($harmonic + 1))</text:p>
      <text:p text:style-name="P7"/>
      <text:p text:style-name="P7">#echo $harmonic</text:p>
      <text:p text:style-name="P7"/>
      <text:p text:style-name="P7"/>
      <text:p text:style-name="P7">for (( i=2; i&lt;=$n; i++))</text:p>
      <text:p text:style-name="P7">do</text:p>
      <text:p text:style-name="P7"><text:s text:c="2"/>res=`echo "scale=2; 1 / $i" | bc`</text:p>
      <text:p text:style-name="P7"><text:s text:c="2"/>harmonic=`echo "scale=2; $harmonic + $res" | bc`</text:p>
      <text:p text:style-name="P7"><text:s text:c="2"/>#harmonic=$(($harmonic + $res))</text:p>
      <text:p text:style-name="P7"/>
      <text:p text:style-name="P7"/>
      <text:p text:style-name="P7"/>
      <text:p text:style-name="P7">done</text:p>
      <text:p text:style-name="P7"/>
      <text:p text:style-name="P7"/>
      <text:p text:style-name="P7">echo $harmonic</text:p>
      <text:p text:style-name="P7"/>
      <text:p text:style-name="P11"/>
      <text:p text:style-name="P2"/>
      <text:p text:style-name="P2"><text:span text:style-name="T8">3</text:span>)<text:span text:style-name="T6">Write a program that takes a input and determines if the number is a prime.</text:span></text:p>
      <text:p text:style-name="P4">echo "Please Enter the number"</text:p>
      <text:p text:style-name="P4">read number</text:p>
      <text:p text:style-name="P4">i=2</text:p>
      <text:p text:style-name="P4">f=0</text:p>
      <text:p text:style-name="P4"/>
      <text:p text:style-name="P4">for ((i=2; i&lt;=number; i++))</text:p>
      <text:p text:style-name="P4">do</text:p>
      <text:p text:style-name="P4">while test $i -le `expr $number / 2`</text:p>
      <text:p text:style-name="P4">do</text:p>
      <text:p text:style-name="P4"/>
      <text:p text:style-name="P4"/>
      <text:p text:style-name="P4">if test `expr $number % $i` -eq 0</text:p>
      <text:p text:style-name="P4">then</text:p>
      <text:p text:style-name="P4">f=1</text:p>
      <text:p text:style-name="P4">fi</text:p>
      <text:p text:style-name="P4"/>
      <text:p text:style-name="P4"/>
      <text:p text:style-name="P4">i=`expr $i + 1`</text:p>
      <text:p text:style-name="P4">done</text:p>
      <text:p text:style-name="P4">if test $f -eq 1</text:p>
      <text:p text:style-name="P4">then</text:p>
      <text:p text:style-name="P4">echo "Not Prime"</text:p>
      <text:p text:style-name="P4">else</text:p>
      <text:p text:style-name="P4">echo "Prime"</text:p>
      <text:p text:style-name="P4">fi</text:p>
      <text:p text:style-name="P4">done</text:p>
      <text:p text:style-name="P1"/>
      <text:p text:style-name="P12"/>
      <text:p text:style-name="P1"/>
      <text:p text:style-name="P1"/>
      <text:p text:style-name="P4"><text:span text:style-name="T8">4</text:span>)Extend the program to take a range of number as input and output the PrimeNumbers in that range.</text:p>
      <text:p text:style-name="P4"/>
      <text:p text:style-name="P4">read -p "Enter start number and end range to find prime number" num1</text:p>
      <text:p text:style-name="P4">read -p "Enter start number and end range to find prime number" num2</text:p>
      <text:p text:style-name="P4"/>
      <text:p text:style-name="P4">count=0</text:p>
      <text:p text:style-name="P4"/>
      <text:p text:style-name="P4">if((num2 &lt;2))</text:p>
      <text:p text:style-name="P4">then</text:p>
      <text:p text:style-name="P4"><text:tab/>echo "There are no prime numbers"</text:p>
      <text:p text:style-name="P4"/>
      <text:p text:style-name="P4"/>
      <text:p text:style-name="P4"/>
      <text:p text:style-name="P4">else</text:p>
      <text:p text:style-name="P4"><text:tab/>echo "Prime numbers in the given range are"</text:p>
      <text:p text:style-name="P4"/>
      <text:p text:style-name="P4"><text:tab/>temp=$num1</text:p>
      <text:p text:style-name="P4"/>
      <text:p text:style-name="P4"><text:tab/>if(($num1 % 2 ==0))</text:p>
      <text:p text:style-name="P4"><text:tab/>then</text:p>
      <text:p text:style-name="P4"><text:tab/><text:tab/> num1=`expr $num1 + 1`</text:p>
      <text:p text:style-name="P4"><text:tab/>fi</text:p>
      <text:p text:style-name="P4"/>
      <text:p text:style-name="P4"/>
      <text:p text:style-name="P4"><text:tab/><text:tab/>for((i=$num1; i&lt;=$num2; i=$i+2))</text:p>
      <text:p text:style-name="P4"><text:tab/><text:tab/>do</text:p>
      <text:p text:style-name="P4"><text:tab/><text:tab/><text:tab/>flag=0</text:p>
      <text:p text:style-name="P4"><text:tab/><text:tab/><text:tab/>for((j=2; j&lt;=$i/2; j++))</text:p>
      <text:p text:style-name="P4"><text:tab/><text:tab/><text:tab/>do</text:p>
      <text:p text:style-name="P4"><text:tab/><text:tab/><text:tab/><text:tab/>u=$(($i % $j))</text:p>
      <text:p text:style-name="P4"><text:tab/><text:tab/><text:tab/><text:tab/>if(($u == 0))</text:p>
      <text:p text:style-name="P4"><text:tab/><text:tab/><text:tab/><text:tab/>then</text:p>
      <text:p text:style-name="P4"><text:tab/><text:tab/><text:tab/><text:tab/><text:tab/>flag=1</text:p>
      <text:p text:style-name="P4"><text:tab/><text:tab/><text:tab/><text:tab/><text:tab/>break;</text:p>
      <text:p text:style-name="P4"><text:tab/><text:tab/><text:tab/><text:tab/>fi</text:p>
      <text:p text:style-name="P4"/>
      <text:p text:style-name="P4"><text:tab/><text:tab/><text:tab/>done</text:p>
      <text:p text:style-name="P4"/>
      <text:p text:style-name="P4"><text:tab/><text:tab/><text:tab/>if((flag == 0))</text:p>
      <text:p text:style-name="P4"><text:tab/><text:tab/><text:tab/>then</text:p>
      <text:p text:style-name="P4"><text:tab/><text:tab/><text:tab/><text:tab/>echo $i</text:p>
      <text:p text:style-name="P4"><text:tab/><text:tab/><text:tab/>fi</text:p>
      <text:p text:style-name="P4"><text:tab/><text:tab/>done</text:p>
      <text:p text:style-name="P4">fi</text:p>
      <text:p text:style-name="P4"/>
      <text:p text:style-name="P13"/>
      <text:p text:style-name="P4"/>
      <text:p text:style-name="P5"><text:span text:style-name="T8">5</text:span> Write a program that computes a factorial of a number taken as input. 5 Factorial – 5! = 1 * 2 * 3 * 4 * 5</text:p>
      <text:p text:style-name="P5"/>
      <text:p text:style-name="P5"/>
      <text:p text:style-name="P5">echo "Enter a number"</text:p>
      <text:p text:style-name="P5">read num</text:p>
      <text:p text:style-name="P5"/>
      <text:p text:style-name="P5">fact=1</text:p>
      <text:p text:style-name="P5"/>
      <text:p text:style-name="P5">while [ $num -gt 1 ]</text:p>
      <text:p text:style-name="P5">do</text:p>
      <text:p text:style-name="P5"><text:s text:c="2"/>fact=$((fact * num)) <text:s/>#fact = fact * num</text:p>
      <text:p text:style-name="P5"><text:s text:c="2"/>num=$((num - 1)) <text:s text:c="5"/>#num = num - 1</text:p>
      <text:p text:style-name="P5">done</text:p>
      <text:p text:style-name="P5"/>
      <text:p text:style-name="P5">echo $fact</text:p>
      <text:p text:style-name="P5"/>
      <text:p text:style-name="P5"/>
      <text:p text:style-name="P14"/>
      <text:p text:style-name="P5"/>
      <text:p text:style-name="P6"><text:span text:style-name="T8">6</text:span>) Write a program to compute Factors of a number N using prime factorization method.</text:p>
      <text:p text:style-name="P6"/>
      <text:p text:style-name="P6">#!/bin/bash</text:p>
      <text:p text:style-name="P6"/>
      <text:p text:style-name="P6"/>
      <text:p text:style-name="P6">read -p "Enter the number" n</text:p>
      <text:p text:style-name="P6"/>
      <text:p text:style-name="P6">while ((n%2 ==0))</text:p>
      <text:p text:style-name="P6">do</text:p>
      <text:p text:style-name="P6"/>
      <text:p text:style-name="P6"><text:tab/>n=$n/2</text:p>
      <text:p text:style-name="P6">done</text:p>
      <text:p text:style-name="P6"/>
      <text:p text:style-name="P6">a=$(bc &lt;&lt;&lt; "scale=0; sqrt($n)")</text:p>
      <text:p text:style-name="P6">for((i=3; i&lt;=$a; i= i+2))</text:p>
      <text:p text:style-name="P6">do</text:p>
      <text:p text:style-name="P6"><text:tab/>while(($n %$i == 0))</text:p>
      <text:p text:style-name="P6"/>
      <text:p text:style-name="P6"><text:tab/>do</text:p>
      <text:p text:style-name="P6"><text:tab/><text:tab/>echo $i</text:p>
      <text:p text:style-name="P6"><text:tab/><text:tab/>n=$n/$i</text:p>
      <text:p text:style-name="P6"><text:tab/>done</text:p>
      <text:p text:style-name="P6">done</text:p>
      <text:p text:style-name="P6"/>
      <text:p text:style-name="P6">if(($n &gt; 2))</text:p>
      <text:p text:style-name="P6">then</text:p>
      <text:p text:style-name="P6"><text:tab/>echo $n</text:p>
      <text:p text:style-name="P6">fi</text:p>
      <text:p text:style-name="P6"/>
      <text:p text:style-name="P6"/>
      <text:p text:style-name="P15"/>
      <text:p text:style-name="P6"/>
      <text:p text:style-name="P6"/>
      <text:p text:style-name="P26"><text:span text:style-name="T1">Practice Problems </text:span><text:span text:style-name="T3">DAY </text:span><text:span text:style-name="T2">6 </text:span><text:span text:style-name="T3">PROB </text:span><text:span text:style-name="T5">2</text:span></text:p>
      <text:p text:style-name="P18"/>
      <text:p text:style-name="P18">1) Write a program that takes a command-line argument n and prints a <text:s/>table of the powers of 2 that are less than or equal to 2^n till 256 is reached..</text:p>
      <text:p text:style-name="P18"/>
      <text:p text:style-name="P18">#!/bin/bash</text:p>
      <text:p text:style-name="P18"/>
      <text:p text:style-name="P18"/>
      <text:p text:style-name="P18">echo "Enter the n value"</text:p>
      <text:p text:style-name="P18">read n</text:p>
      <text:p text:style-name="P18"/>
      <text:p text:style-name="P18">p=1</text:p>
      <text:p text:style-name="P18"/>
      <text:p text:style-name="P18">for((i=0; i&lt;$n; ++i))</text:p>
      <text:p text:style-name="P18">do</text:p>
      <text:p text:style-name="P18"><text:s text:c="8"/>if(($i==0))</text:p>
      <text:p text:style-name="P18"><text:s text:c="8"/>then</text:p>
      <text:p text:style-name="P18"><text:s text:c="16"/>p=1</text:p>
      <text:p text:style-name="P18"><text:s text:c="8"/>else</text:p>
      <text:p text:style-name="P18"><text:s text:c="16"/>p=$(($p*2))</text:p>
      <text:p text:style-name="P18"><text:s text:c="8"/>fi</text:p>
      <text:p text:style-name="P18"/>
      <text:p text:style-name="P18"><text:s text:c="8"/>echo $p</text:p>
      <text:p text:style-name="P18"/>
      <text:p text:style-name="P18">done</text:p>
      <text:p text:style-name="P18"/>
      <text:p text:style-name="P27"/>
      <text:p text:style-name="P18"/>
      <text:p text:style-name="P18">2)</text:p>
      <text:p text:style-name="P18"/>
      <text:p text:style-name="P18"/>
      <text:p text:style-name="P27"/>
      <text:p text:style-name="P18"/>
      <text:p text:style-name="P17">3) <text:s/>Extend the Flip Coin problem till either Heads or Tails wins 11 times.</text:p>
      <text:p text:style-name="P17"/>
      <text:p text:style-name="P17"/>
      <text:p text:style-name="P17"/>
      <text:p text:style-name="P17">#!/bin/bash</text:p>
      <text:p text:style-name="P17"/>
      <text:p text:style-name="P17">count=0</text:p>
      <text:p text:style-name="P17">count1=0</text:p>
      <text:p text:style-name="P17"/>
      <text:p text:style-name="P17">while(( $count &lt;= 11 ||$count1 &lt;=11))</text:p>
      <text:p text:style-name="P17">do</text:p>
      <text:p text:style-name="P17"><text:s text:c="3"/>FLIP=$(($RANDOM %2))</text:p>
      <text:p text:style-name="P17"/>
      <text:p text:style-name="P17"/>
      <text:p text:style-name="P17"><text:s text:c="3"/>if [ $FLIP -eq 1 ];then</text:p>
      <text:p text:style-name="P17"><text:s text:c="7"/>echo "Heads"</text:p>
      <text:p text:style-name="P17"><text:s text:c="7"/>count1=`expr $count1 + 1`</text:p>
      <text:p text:style-name="P17"/>
      <text:p text:style-name="P17"><text:s text:c="3"/>else</text:p>
      <text:p text:style-name="P17"><text:s text:c="7"/>echo "tails"</text:p>
      <text:p text:style-name="P17"><text:s text:c="7"/>count=`expr $count + 1`</text:p>
      <text:p text:style-name="P17"><text:s text:c="3"/>fi</text:p>
      <text:p text:style-name="P17"/>
      <text:p text:style-name="P17"><text:s text:c="3"/>if(($count ==11 || $count1==11))</text:p>
      <text:p text:style-name="P17"><text:s text:c="3"/>then</text:p>
      <text:p text:style-name="P17"><text:s text:c="6"/>if(($count1 ==11))</text:p>
      <text:p text:style-name="P17"><text:s text:c="6"/>then</text:p>
      <text:p text:style-name="P17"/>
      <text:p text:style-name="P17"><text:s text:c="9"/>echo "Head won $count1 times and Tail won $count times"</text:p>
      <text:p text:style-name="P17"><text:s text:c="6"/>else</text:p>
      <text:p text:style-name="P17"/>
      <text:p text:style-name="P17"><text:s text:c="9"/>echo "Tail won $count times and Head won $count1 times"</text:p>
      <text:p text:style-name="P17"><text:s text:c="6"/>fi</text:p>
      <text:p text:style-name="P17"><text:s text:c="6"/>break</text:p>
      <text:p text:style-name="P17"><text:s text:c="3"/>fi</text:p>
      <text:p text:style-name="P17"/>
      <text:p text:style-name="P17">done</text:p>
      <text:p text:style-name="P28"/>
      <text:p text:style-name="P17"/>
      <text:p text:style-name="P17"/>
      <text:p text:style-name="P31">PRACTICE PROBLEM DAY 6 PROB 3</text:p>
      <text:p text:style-name="P25"/>
      <text:p text:style-name="P21">1) Help user find degF or degC based on their Conversion Selection. Use Case Statement and ensure that the inputs are within the Freezing Point ( 0 °C / 32 °F ) and the Boiling Point of Water</text:p>
      <text:p text:style-name="P21"><text:s text:c="4"/>( 100 °C / 212 °F )</text:p>
      <text:p text:style-name="P21">a. degF = (degC * 9/5) + 32</text:p>
      <text:p text:style-name="P21">b. degC = (degF – 32) * 5/9</text:p>
      <text:p text:style-name="P21"/>
      <text:p text:style-name="P21"/>
      <text:p text:style-name="P22"/>
      <text:p text:style-name="P22">#!/bin/bash</text:p>
      <text:p text:style-name="P22"/>
      <text:p text:style-name="P22"/>
      <text:p text:style-name="P22">temprature(){</text:p>
      <text:p text:style-name="P22"/>
      <text:p text:style-name="P22">if [ $1 -eq 1 ]</text:p>
      <text:p text:style-name="P22">then</text:p>
      <text:p text:style-name="P22"><text:s text:c="3"/>echo -n "Enter temperature in Celsius : "</text:p>
      <text:p text:style-name="P22"><text:s text:c="3"/>read tc</text:p>
      <text:p text:style-name="P22"/>
      <text:p text:style-name="P22"><text:s text:c="3"/>tf=$(echo "scale=2;((9/5) * $tc) + 32" |bc)</text:p>
      <text:p text:style-name="P22"><text:s text:c="3"/>echo "$tc Celsius = $tf Fahrenheit"</text:p>
      <text:p text:style-name="P22">elif [ $1 -eq 2 ]</text:p>
      <text:p text:style-name="P22">then</text:p>
      <text:p text:style-name="P22"><text:s text:c="3"/>echo -n "Enter temperature in Fahrenheit : "</text:p>
      <text:p text:style-name="P22"><text:s text:c="3"/>read tf</text:p>
      <text:p text:style-name="P22"><text:s/></text:p>
      <text:p text:style-name="P22"><text:s text:c="3"/>tc=$(echo "scale=2;(5/9)*($tf-32)"|bc)</text:p>
      <text:p text:style-name="P22"><text:s text:c="3"/>echo "$tf Fahrenheit = $tc Celsius"</text:p>
      <text:p text:style-name="P22">else</text:p>
      <text:p text:style-name="P22"><text:s text:c="3"/>echo "Select the correct option please"</text:p>
      <text:p text:style-name="P22"><text:s text:c="3"/>exit 1</text:p>
      <text:p text:style-name="P22">fi</text:p>
      <text:p text:style-name="P22"/>
      <text:p text:style-name="P22"/>
      <text:p text:style-name="P22">}</text:p>
      <text:p text:style-name="P22"/>
      <text:p text:style-name="P22"/>
      <text:p text:style-name="P22">echo "Temprature Conversion System"</text:p>
      <text:p text:style-name="P22">echo "1. Convert Celsius temperature into Fahrenheit"</text:p>
      <text:p text:style-name="P22">echo "2. Convert Fahrenheit temperatures into Celsius"</text:p>
      <text:p text:style-name="P22">echo -n "Select your choice (1-2) : "</text:p>
      <text:p text:style-name="P22">read choice</text:p>
      <text:p text:style-name="P22"/>
      <text:p text:style-name="P22">temprature $choice</text:p>
      <text:p text:style-name="P29"/>
      <text:p text:style-name="P23"/>
      <text:p text:style-name="P23">2) <text:span text:style-name="T11">Write a function to check if the two numbers are Palindromes</text:span></text:p>
      <text:p text:style-name="P23"/>
      <text:p text:style-name="P23"/>
      <text:p text:style-name="P23"/>
      <text:p text:style-name="P24">#!/bin/bash</text:p>
      <text:p text:style-name="P24"/>
      <text:p text:style-name="P24"/>
      <text:p text:style-name="P24">palindrome()</text:p>
      <text:p text:style-name="P24">{</text:p>
      <text:p text:style-name="P24"/>
      <text:p text:style-name="P24">number=$1</text:p>
      <text:p text:style-name="P24">no=$1</text:p>
      <text:p text:style-name="P24"/>
      <text:p text:style-name="P24">reverse=0</text:p>
      <text:p text:style-name="P24"/>
      <text:p text:style-name="P24">while(( $no &gt; 0))</text:p>
      <text:p text:style-name="P24">do</text:p>
      <text:p text:style-name="P24"><text:s text:c="8"/>a=`expr $no % 10`</text:p>
      <text:p text:style-name="P24"><text:s text:c="8"/>n=`expr $no / 10` </text:p>
      <text:p text:style-name="P24"><text:s text:c="8"/>reverse=`expr $reverse \* 10 + $a`</text:p>
      <text:p text:style-name="P24"/>
      <text:p text:style-name="P24">done</text:p>
      <text:p text:style-name="P24">echo $reverse</text:p>
      <text:p text:style-name="P24"/>
      <text:p text:style-name="P24">if[ $number -eq $reverse ]</text:p>
      <text:p text:style-name="P24">then</text:p>
      <text:p text:style-name="P24"><text:s text:c="8"/>echo "It's a palindrome"</text:p>
      <text:p text:style-name="P24">else</text:p>
      <text:p text:style-name="P24"><text:s text:c="8"/>echo "It's not palindrome"</text:p>
      <text:p text:style-name="P24"/>
      <text:p text:style-name="P24">fi</text:p>
      <text:p text:style-name="P24">}</text:p>
      <text:p text:style-name="P24"/>
      <text:p text:style-name="P24"/>
      <text:p text:style-name="P24">read -p "Enter values" n</text:p>
      <text:p text:style-name="P24">palindrome $n </text:p>
      <text:p text:style-name="P24"/>
      <text:p text:style-name="P30"/>
      <text:p text:style-name="P24"/>
      <text:p text:style-name="P24">3) <text:span text:style-name="T12">Take a number from user and check if the number is a Prime then show that its palindrome is also prime</text:span></text:p>
      <text:p text:style-name="P20">a. Write function check if number is Prime</text:p>
      <text:p text:style-name="P20">b. Write function to get the Palindrome</text:p>
      <text:p text:style-name="P20">c. Check if the Palindrome number is also prime</text:p>
      <text:p text:style-name="P24"/>
      <text:p text:style-name="P20"/>
      <text:p text:style-name="P20"/>
      <text:p text:style-name="P20"/>
      <text:p text:style-name="P20">#!/bin/bash</text:p>
      <text:p text:style-name="P20"/>
      <text:p text:style-name="P20">prime()</text:p>
      <text:p text:style-name="P20">{</text:p>
      <text:p text:style-name="P20"><text:tab/>numo=$1</text:p>
      <text:p text:style-name="P20"><text:tab/>for((i=2; i&lt;=numo/2;i++))</text:p>
      <text:p text:style-name="P20"><text:tab/>do</text:p>
      <text:p text:style-name="P20"><text:tab/><text:tab/>if(($((numo%i))== 0))</text:p>
      <text:p text:style-name="P20"><text:tab/><text:tab/>then</text:p>
      <text:p text:style-name="P20"><text:tab/><text:tab/><text:tab/>echo "$num1 is not a prime number"</text:p>
      <text:p text:style-name="P20"><text:tab/><text:tab/><text:tab/>exit</text:p>
      <text:p text:style-name="P20"><text:tab/><text:tab/>fi</text:p>
      <text:p text:style-name="P20"/>
      <text:p text:style-name="P20"><text:tab/>done</text:p>
      <text:p text:style-name="P20"/>
      <text:p text:style-name="P20"><text:tab/> echo "$num1 is a prime number"</text:p>
      <text:p text:style-name="P20">}</text:p>
      <text:p text:style-name="P20"/>
      <text:p text:style-name="P20"/>
      <text:p text:style-name="P20"/>
      <text:p text:style-name="P20">palindrome(){</text:p>
      <text:p text:style-name="P20"><text:tab/>n=$1</text:p>
      <text:p text:style-name="P20"/>
      <text:p text:style-name="P20"><text:tab/>number=$1</text:p>
      <text:p text:style-name="P20"><text:tab/>reverse=0</text:p>
      <text:p text:style-name="P20"><text:tab/>while [ $n -gt 0 ]</text:p>
      <text:p text:style-name="P20"><text:tab/>do</text:p>
      <text:p text:style-name="P20"><text:tab/><text:tab/>a=`expr $n % 10 `</text:p>
      <text:p text:style-name="P20"><text:tab/><text:tab/>n=`expr $n / 10 `</text:p>
      <text:p text:style-name="P20"><text:tab/><text:tab/>reverse=`expr $reverse \* 10 + $a`</text:p>
      <text:p text:style-name="P20"/>
      <text:p text:style-name="P20"><text:tab/>done</text:p>
      <text:p text:style-name="P20"/>
      <text:p text:style-name="P20"><text:tab/>echo $reverse</text:p>
      <text:p text:style-name="P20"><text:tab/>if [ $number -eq $reverse ]</text:p>
      <text:p text:style-name="P20"><text:tab/>then</text:p>
      <text:p text:style-name="P20"><text:tab/><text:tab/>echo "Number is palindrome"</text:p>
      <text:p text:style-name="P20"><text:tab/>else</text:p>
      <text:p text:style-name="P20"><text:tab/><text:tab/>echo "Number is not palindrome"</text:p>
      <text:p text:style-name="P20"/>
      <text:p text:style-name="P20"><text:tab/>fi</text:p>
      <text:p text:style-name="P20"><text:tab/>prime $reverse</text:p>
      <text:p text:style-name="P20">}</text:p>
      <text:p text:style-name="P20"/>
      <text:p text:style-name="P20"/>
      <text:p text:style-name="P20">read -p "Enter a number" num</text:p>
      <text:p text:style-name="P20"/>
      <text:p text:style-name="P20">palindrome $num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4:25:51.021775987</meta:creation-date>
    <dc:date>2020-06-14T18:10:40.234049786</dc:date>
    <meta:editing-duration>PT5H34M4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48" meta:word-count="901" meta:character-count="5041" meta:non-whitespace-character-count="3995"/>
  </office:meta>
</office:document-meta>
</file>